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195cm" style:rel-column-width="20024*"/>
    </style:style>
    <style:style style:name="Tabla2.B" style:family="table-column">
      <style:table-column-properties style:column-width="11.806cm" style:rel-column-width="45511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195cm" style:rel-column-width="20024*"/>
    </style:style>
    <style:style style:name="Tabla3.B" style:family="table-column">
      <style:table-column-properties style:column-width="11.806cm" style:rel-column-width="45511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style:writing-mode="page"/>
    </style:style>
    <style:style style:name="P1" style:family="paragraph" style:parent-style-name="Standard">
      <style:text-properties officeooo:rsid="000c053f" officeooo:paragraph-rsid="000c053f"/>
    </style:style>
    <style:style style:name="P2" style:family="paragraph" style:parent-style-name="Standard">
      <style:text-properties officeooo:rsid="00108312" officeooo:paragraph-rsid="00108312"/>
    </style:style>
    <style:style style:name="P3" style:family="paragraph" style:parent-style-name="Table_20_Contents">
      <style:text-properties officeooo:rsid="000d7086" officeooo:paragraph-rsid="000d7086"/>
    </style:style>
    <style:style style:name="P4" style:family="paragraph" style:parent-style-name="Table_20_Contents">
      <style:paragraph-properties fo:text-align="center" style:justify-single-word="false"/>
      <style:text-properties officeooo:rsid="000d7086" officeooo:paragraph-rsid="000d7086"/>
    </style:style>
    <style:style style:name="P5" style:family="paragraph" style:parent-style-name="Table_20_Contents">
      <style:text-properties officeooo:rsid="000dfd61" officeooo:paragraph-rsid="000dfd61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rsid="000c053f" officeooo:paragraph-rsid="000c053f" fo:background-color="transparent"/>
    </style:style>
    <style:style style:name="P8" style:family="paragraph" style:parent-style-name="Text_20_body">
      <style:text-properties officeooo:rsid="000c053f" officeooo:paragraph-rsid="000c053f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rsid="000c053f" officeooo:paragraph-rsid="00108312" fo:background-color="transparent"/>
    </style:style>
    <style:style style:name="P10" style:family="paragraph" style:parent-style-name="Text_20_body">
      <style:paragraph-properties fo:margin-left="1.27cm" fo:margin-right="0cm" fo:text-indent="0cm" style:auto-text-indent="false" fo:padding="0cm" fo:border="none" style:writing-mode="lr-tb"/>
      <style:text-properties officeooo:rsid="000c053f" officeooo:paragraph-rsid="00108312" fo:background-color="transparent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rsid="000f5eb0" officeooo:paragraph-rsid="000f5eb0" fo:background-color="transparent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rsid="000f5eb0" fo:background-color="transparent"/>
    </style:style>
    <style:style style:name="P13" style:family="paragraph" style:parent-style-name="Text_20_body">
      <style:paragraph-properties fo:margin-left="1.27cm" fo:margin-right="0cm" fo:text-indent="0cm" style:auto-text-indent="false" fo:padding="0cm" fo:border="none" style:writing-mode="lr-tb"/>
      <style:text-properties officeooo:paragraph-rsid="00108312" fo:background-color="transparent"/>
    </style:style>
    <style:style style:name="P14" style:family="paragraph" style:parent-style-name="Standard">
      <style:text-properties officeooo:rsid="00152966" officeooo:paragraph-rsid="00152966"/>
    </style:style>
    <style:style style:name="P15" style:family="paragraph" style:parent-style-name="Table_20_Contents">
      <style:text-properties officeooo:rsid="00152966" officeooo:paragraph-rsid="00152966"/>
    </style:style>
    <style:style style:name="P16" style:family="paragraph" style:parent-style-name="Standard">
      <style:text-properties officeooo:rsid="00152966" officeooo:paragraph-rsid="00159528"/>
    </style:style>
    <style:style style:name="P17" style:family="paragraph" style:parent-style-name="Table_20_Contents">
      <style:text-properties officeooo:rsid="00152966" officeooo:paragraph-rsid="00159528"/>
    </style:style>
    <style:style style:name="P18" style:family="paragraph" style:parent-style-name="Table_20_Contents">
      <style:text-properties officeooo:paragraph-rsid="00159528"/>
    </style:style>
    <style:style style:name="P19" style:family="paragraph" style:parent-style-name="Table_20_Contents">
      <style:text-properties officeooo:rsid="00159528" officeooo:paragraph-rsid="00159528"/>
    </style:style>
    <style:style style:name="P20" style:family="paragraph" style:parent-style-name="Table_20_Contents">
      <style:text-properties officeooo:rsid="00159528" officeooo:paragraph-rsid="001788b7"/>
    </style:style>
    <style:style style:name="P21" style:family="paragraph" style:parent-style-name="Table_20_Contents">
      <style:text-properties officeooo:rsid="001788b7" officeooo:paragraph-rsid="001788b7"/>
    </style:style>
    <style:style style:name="P22" style:family="paragraph" style:parent-style-name="Standard">
      <style:text-properties officeooo:paragraph-rsid="00159528"/>
    </style:style>
    <style:style style:name="P23" style:family="paragraph" style:parent-style-name="Standard">
      <style:text-properties officeooo:rsid="00195866" officeooo:paragraph-rsid="00195866"/>
    </style:style>
    <style:style style:name="P24" style:family="paragraph" style:parent-style-name="Table_20_Contents">
      <style:text-properties officeooo:rsid="00195866" officeooo:paragraph-rsid="00195866"/>
    </style:style>
    <style:style style:name="P25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26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officeooo:rsid="000c053f" officeooo:paragraph-rsid="000c053f" fo:background-color="transparent"/>
    </style:style>
    <style:style style:name="P27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28" style:family="paragraph" style:parent-style-name="Text_20_body" style:list-style-name="L3">
      <style:paragraph-properties fo:margin-left="1.27cm" fo:margin-right="0cm" fo:text-indent="0cm" style:auto-text-indent="false" fo:padding="0cm" fo:border="none" style:writing-mode="lr-tb"/>
      <style:text-properties fo:background-color="transparent"/>
    </style:style>
    <style:style style:name="T1" style:family="text">
      <style:text-properties officeooo:rsid="000c053f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d3aff"/>
    </style:style>
    <style:style style:name="T4" style:family="text">
      <style:text-properties officeooo:rsid="000d7086"/>
    </style:style>
    <style:style style:name="T5" style:family="text">
      <style:text-properties officeooo:rsid="000eb671"/>
    </style:style>
    <style:style style:name="T6" style:family="text">
      <style:text-properties officeooo:rsid="00108312"/>
    </style:style>
    <style:style style:name="T7" style:family="text">
      <style:text-properties officeooo:rsid="0012539a"/>
    </style:style>
    <style:style style:name="T8" style:family="text">
      <style:text-properties officeooo:rsid="0013e2fe"/>
    </style:style>
    <style:style style:name="T9" style:family="text">
      <style:text-properties officeooo:rsid="00159528"/>
    </style:style>
    <style:style style:name="T10" style:family="text">
      <style:text-properties officeooo:rsid="001788b7"/>
    </style:style>
    <style:style style:name="T11" style:family="text">
      <style:text-properties officeooo:rsid="00185e40"/>
    </style:style>
    <style:style style:name="T12" style:family="text">
      <style:text-properties fo:color="#808080" loext:opacity="100%" style:font-name="Consolas" fo:font-size="20pt" fo:background-color="#373737" loext:char-shading-value="0" style:font-size-asian="20pt"/>
    </style:style>
    <style:style style:name="T13" style:family="text">
      <style:text-properties fo:color="#808080" loext:opacity="100%" style:font-name="Consolas" fo:font-size="20pt" style:text-underline-style="solid" style:text-underline-width="auto" style:text-underline-color="font-color" fo:background-color="#373737" loext:char-shading-value="0" style:font-size-asian="20pt"/>
    </style:style>
    <style:style style:name="T14" style:family="text">
      <style:text-properties fo:color="#808080" loext:opacity="100%" style:font-name="Consolas" fo:font-size="20pt" style:text-underline-style="solid" style:text-underline-width="auto" style:text-underline-color="font-color" officeooo:rsid="00195866" fo:background-color="#373737" loext:char-shading-value="0" style:font-size-asian="20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 Programación</text:p>
      <text:p text:style-name="P1"/>
      <text:p text:style-name="P8"><text:bookmark text:name="docs-internal-guid-d6558b2d-7fff-5723-b7ec-a53b01dcc15c"/>Después de ejecutar el programa ComparadorSet, responde a las siguientes preguntas:</text:p>
      <text:list text:style-name="L1">
        <text:list-item>
          <text:p text:style-name="P25">¿Qué diferencias observas en el orden de los elementos de cada Set?</text:p>
          <text:p text:style-name="P26">En cada uno lleva un orden distinto.</text:p>
          <text:p text:style-name="P26">HashSet lo ordena de forma aleatoria.</text:p>
        </text:list-item>
      </text:list>
      <text:p text:style-name="P7"><text:tab/>TreeSet lo ordena por orden alfabético <text:span text:style-name="T8">y no permite nulos</text:span>.</text:p>
      <text:p text:style-name="P7"><text:tab/>LinkedHashSet lo ordena por orden de inserción.</text:p>
      <text:list text:continue-numbering="true" text:style-name="L1">
        <text:list-item>
          <text:p text:style-name="P25">¿Por qué crees que el TreeSet ordena los elementos alfabéticamente?</text:p>
        </text:list-item>
      </text:list>
      <text:p text:style-name="P6"><text:tab/><text:span text:style-name="T1">Porque sigue un orden natural de los elementos.</text:span></text:p>
      <text:list text:continue-numbering="true" text:style-name="L1">
        <text:list-item>
          <text:p text:style-name="P25">¿Qué Set elimina los elementos duplicados? ¿Por qué ocurre esto?</text:p>
        </text:list-item>
      </text:list>
      <text:p text:style-name="P6"><text:tab/><text:span text:style-name="T3">Ninguno de los HashSet permite duplicados. Esto se debe a que en un conjunto un elemento <text:tab/>solo puede aparecer una vez.</text:span></text:p>
      <text:list text:continue-numbering="true" text:style-name="L1">
        <text:list-item>
          <text:p text:style-name="P25">¿Cuál es el Set más rápido para insertar elementos? Basándote en los resultados, ¿por qué crees que es así?</text:p>
        </text:list-item>
      </text:list>
      <text:p text:style-name="P6"><text:tab/><text:span text:style-name="T3">El más rapido es el HashSet ya que no sigue ningún orden </text:span><text:span text:style-name="T4">específico</text:span><text:span text:style-name="T3">.</text:span></text:p>
      <text:p text:style-name="P6"/>
      <text:p text:style-name="P6"><text:bookmark text:name="docs-internal-guid-3e4cd01b-7fff-28b8-2874-807099c961a7"/>Investiga y responde a las siguientes cuestiones:</text:p>
      <text:list text:style-name="L2">
        <text:list-item>
          <text:p text:style-name="P27">Enumera las principales ventajas y desventajas de cada implementación de Set (HashSet, TreeSet y LinkedHashSet).</text:p>
        </text:list-item>
      </text:list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Tipo <text:span text:style-name="T5">Set</text:span></text:p>
          </table:table-cell>
          <table:table-cell table:style-name="Tabla1.A1" office:value-type="string">
            <text:p text:style-name="P4">Ventajas</text:p>
          </table:table-cell>
          <table:table-cell table:style-name="Tabla1.A1" office:value-type="string">
            <text:p text:style-name="P4">Desventajas</text:p>
          </table:table-cell>
        </table:table-row>
        <table:table-row>
          <table:table-cell table:style-name="Tabla1.A1" office:value-type="string">
            <text:p text:style-name="P3">HashSet</text:p>
          </table:table-cell>
          <table:table-cell table:style-name="Tabla1.A1" office:value-type="string">
            <text:p text:style-name="P3">Es el más rapido</text:p>
          </table:table-cell>
          <table:table-cell table:style-name="Tabla1.A1" office:value-type="string">
            <text:p text:style-name="P3">No sigue ningún orden</text:p>
          </table:table-cell>
        </table:table-row>
        <table:table-row>
          <table:table-cell table:style-name="Tabla1.A1" office:value-type="string">
            <text:p text:style-name="P3">TreeSet</text:p>
          </table:table-cell>
          <table:table-cell table:style-name="Tabla1.A1" office:value-type="string">
            <text:p text:style-name="P3">Ordena los elementos según su orden natural</text:p>
          </table:table-cell>
          <table:table-cell table:style-name="Tabla1.A1" office:value-type="string">
            <text:p text:style-name="P3">Es el mas lento. <text:span text:style-name="T8">No permite nulos.</text:span></text:p>
          </table:table-cell>
        </table:table-row>
        <table:table-row>
          <table:table-cell table:style-name="Tabla1.A1" office:value-type="string">
            <text:p text:style-name="P3">LinkedHashSet</text:p>
          </table:table-cell>
          <table:table-cell table:style-name="Tabla1.A1" office:value-type="string">
            <text:p text:style-name="P3">Sigue el orden de inserción que le hayamos especificado</text:p>
          </table:table-cell>
          <table:table-cell table:style-name="Tabla1.A1" office:value-type="string">
            <text:p text:style-name="P5">Un poco mas lento que HashSet</text:p>
          </table:table-cell>
        </table:table-row>
      </table:table>
      <text:p text:style-name="P6"/>
      <text:list text:continue-numbering="true" text:style-name="L2">
        <text:list-item>
          <text:p text:style-name="P27">Describe al menos dos situaciones prácticas en las que sería más apropiado usar cada tipo de Set. Justifica tu respuesta.</text:p>
        </text:list-item>
      </text:list>
      <text:p text:style-name="P12"><text:tab/>HashSet → Usar cuando se le de mas importancia a la velocidad que al orden (pe: cuando <text:tab/>tengamos grandes volumenes de datos). También cuando tengamos un valor nulo en nuestro <text:tab/>conjunto.</text:p>
      <text:p text:style-name="P11"><text:tab/>TreeSet → Usar cuando se le de mas importancia a tener los elementos ordenados de forma <text:tab/>natural.</text:p>
      <text:p text:style-name="P11"><text:tab/>LinkedHasSet → Usar cuando queramos mantener un orden específico por llegada en <text:tab/>nuestro conjunto.</text:p>
      <text:p text:style-name="P1"/>
      <text:p text:style-name="P1"/>
      <text:p text:style-name="P2"><text:soft-page-break/>Introducimos un método para imprimir cada conjunto con un iterador<text:bookmark text:name="docs-internal-guid-3d05e1af-7fff-19e1-b849-936a200e1f54"/> y probamos<text:span text:style-name="T2"> el método con los tres tipos de Set y explica:</text:span></text:p>
      <text:list text:style-name="L3">
        <text:list-item>
          <text:p text:style-name="P28">¿En qué orden se recorren los elementos en cada caso?</text:p>
        </text:list-item>
      </text:list>
      <text:p text:style-name="P13"><text:tab/><text:span text:style-name="T1">HashSet </text:span><text:span text:style-name="T6">no sigue ningun orden</text:span><text:span text:style-name="T1">.</text:span></text:p>
      <text:p text:style-name="P9"><text:tab/><text:tab/>TreeSet lo ordena por orden alfabético.</text:p>
      <text:p text:style-name="P10"><text:tab/>LinkedHashSet lo ordena por orden de inserción.</text:p>
      <text:list text:continue-numbering="true" text:style-name="L3">
        <text:list-item>
          <text:p text:style-name="P28">¿Coincide este orden con lo visto en las partes anteriores?</text:p>
        </text:list-item>
      </text:list>
      <text:p text:style-name="P2"><text:tab/><text:tab/><text:span text:style-name="T7">Si, sigue el orden previsto.</text:span></text:p>
      <text:p text:style-name="P2"/>
      <text:p text:style-name="P14">Ejercicio 8.</text:p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5">equals()</text:p>
          </table:table-cell>
          <table:covered-table-cell/>
        </table:table-row>
        <table:table-row>
          <table:table-cell table:style-name="Tabla2.A1" office:value-type="string">
            <text:p text:style-name="P15">¿Para qué sirve?</text:p>
          </table:table-cell>
          <table:table-cell table:style-name="Tabla2.A1" office:value-type="string">
            <text:p text:style-name="P19">Compara el contenido de dos objetos</text:p>
          </table:table-cell>
        </table:table-row>
        <table:table-row>
          <table:table-cell table:style-name="Tabla2.A1" office:value-type="string">
            <text:p text:style-name="P15">¿De dónde sale?</text:p>
          </table:table-cell>
          <table:table-cell table:style-name="Tabla2.A1" office:value-type="string">
            <text:p text:style-name="P19">De la clase Object</text:p>
          </table:table-cell>
        </table:table-row>
        <table:table-row>
          <table:table-cell table:style-name="Tabla2.A1" office:value-type="string">
            <text:p text:style-name="P15">Relacion con hashCode()</text:p>
          </table:table-cell>
          <table:table-cell table:style-name="Tabla2.A1" office:value-type="string">
            <text:p text:style-name="P19">Es necesario sobrescribir el hashcode cuando se cambien los atributos que va a tener en cuenta el equals()</text:p>
          </table:table-cell>
        </table:table-row>
        <table:table-row>
          <table:table-cell table:style-name="Tabla2.A1" office:value-type="string">
            <text:p text:style-name="P15">Tipo del parámetro explícito</text:p>
          </table:table-cell>
          <table:table-cell table:style-name="Tabla2.A1" office:value-type="string">
            <text:p text:style-name="P19">Es un object por lo que habrá que tener en cuenta realizar un casting si es necesario según el caso (según lo que se ponga en el parámetro implícito).</text:p>
          </table:table-cell>
        </table:table-row>
        <table:table-row>
          <table:table-cell table:style-name="Tabla2.A1" office:value-type="string">
            <text:p text:style-name="P15">Valor de retorno</text:p>
          </table:table-cell>
          <table:table-cell table:style-name="Tabla2.A1" office:value-type="string">
            <text:p text:style-name="Table_20_Contents"><text:s/><text:span text:style-name="T9">Booleano</text:span></text:p>
          </table:table-cell>
        </table:table-row>
      </table:table>
      <text:p text:style-name="P14"/>
      <text:p text:style-name="P16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7"><text:span text:style-name="T9">compareTo</text:span>()</text:p>
          </table:table-cell>
          <table:covered-table-cell/>
        </table:table-row>
        <table:table-row>
          <table:table-cell table:style-name="Tabla3.A1" office:value-type="string">
            <text:p text:style-name="P17">¿Para qué sirve?</text:p>
          </table:table-cell>
          <table:table-cell table:style-name="Tabla3.A1" office:value-type="string">
            <text:p text:style-name="P19">Compara el contenido de dos objetos pero para ver si es mayor o menor</text:p>
          </table:table-cell>
        </table:table-row>
        <table:table-row>
          <table:table-cell table:style-name="Tabla3.A1" office:value-type="string">
            <text:p text:style-name="P17">¿De dónde sale?</text:p>
          </table:table-cell>
          <table:table-cell table:style-name="Tabla3.A1" office:value-type="string">
            <text:p text:style-name="P19">De la interfaz Comparable, <text:span text:style-name="T10">por tanto hay que implementarla.</text:span></text:p>
          </table:table-cell>
        </table:table-row>
        <table:table-row>
          <table:table-cell table:style-name="Tabla3.A1" office:value-type="string">
            <text:p text:style-name="P17">Relacion con <text:span text:style-name="T10">equals</text:span>()</text:p>
          </table:table-cell>
          <table:table-cell table:style-name="Tabla3.A1" office:value-type="string">
            <text:p text:style-name="P21">Ambos deben tener los mismos atributos. <text:s/></text:p>
          </table:table-cell>
        </table:table-row>
        <table:table-row>
          <table:table-cell table:style-name="Tabla3.A1" office:value-type="string">
            <text:p text:style-name="P17">Tipo del parámetro explícito</text:p>
          </table:table-cell>
          <table:table-cell table:style-name="Tabla3.A1" office:value-type="string">
            <text:p text:style-name="P20">Es un object por lo que habrá que tener en cuenta realizar un casting si es necesario según el caso (según lo que se ponga en el parámetro implícito). <text:span text:style-name="T11">O especificar el tipo &lt;&gt; en nuestra implementación.</text:span></text:p>
          </table:table-cell>
        </table:table-row>
        <table:table-row>
          <table:table-cell table:style-name="Tabla3.A1" office:value-type="string">
            <text:p text:style-name="P17">Valor de retorno</text:p>
          </table:table-cell>
          <table:table-cell table:style-name="Tabla3.A1" office:value-type="string">
            <text:p text:style-name="P18"><text:s/><text:span text:style-name="T9">Int – entero: si es igual (0), si es menor (-1) y si es mayor (+1)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3">LinkedList:</text:p>
      <text:p text:style-name="P23"><text:span text:style-name="T13">Los</text:span><text:span text:style-name="T12"> </text:span><text:span text:style-name="T13">elementos</text:span><text:span text:style-name="T12"> no </text:span><text:span text:style-name="T13">se</text:span><text:span text:style-name="T12"> </text:span><text:span text:style-name="T13">almacenan</text:span><text:span text:style-name="T12"> </text:span><text:span text:style-name="T13">de</text:span><text:span text:style-name="T12"> </text:span><text:span text:style-name="T13">forma</text:span><text:span text:style-name="T12"> </text:span><text:span text:style-name="T13">contigua.</text:span><text:span text:style-name="T12"> </text:span></text:p>
      <text:p text:style-name="P23"><text:span text:style-name="T12">El </text:span><text:span text:style-name="T13">acceso</text:span><text:span text:style-name="T12"> a </text:span><text:span text:style-name="T13">ellos</text:span><text:span text:style-name="T12"> </text:span><text:span text:style-name="T13">es</text:span><text:span text:style-name="T12"> </text:span><text:span text:style-name="T13">secuencial:</text:span></text:p>
      <text:p text:style-name="P23"><text:span text:style-name="T13">- Mal rendimiento para búsquedas pero buen rendimiento para añadir o eliminar elementos.</text:span></text:p>
      <text:p text:style-name="P23"><text:span text:style-name="T13">.add, .addFirst, .addLast</text:span></text:p>
      <text:p text:style-name="P23"><text:soft-page-break/><text:span text:style-name="T13"/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24">Característica</text:p>
          </table:table-cell>
          <table:table-cell table:style-name="Tabla4.A1" office:value-type="string">
            <text:p text:style-name="P24">ArrayList</text:p>
          </table:table-cell>
          <table:table-cell table:style-name="Tabla4.A1" office:value-type="string">
            <text:p text:style-name="P24">LinkedList<text:span text:style-name="T15"/></text:p>
          </table:table-cell>
        </table:table-row>
        <table:table-row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P23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28:03.251000000</meta:creation-date>
    <dc:date>2025-04-09T12:53:47.150000000</dc:date>
    <meta:editing-duration>PT1H17M43S</meta:editing-duration>
    <meta:editing-cycles>16</meta:editing-cycles>
    <meta:generator>LibreOffice/7.6.1.2$Windows_X86_64 LibreOffice_project/f5defcebd022c5bc36bbb79be232cb6926d8f674</meta:generator>
    <meta:document-statistic meta:table-count="4" meta:image-count="0" meta:object-count="0" meta:page-count="3" meta:paragraph-count="69" meta:word-count="567" meta:character-count="3364" meta:non-whitespace-character-count="2849"/>
  </office:meta>
</office:document-meta>
</file>